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4" office:value-type="string">
            <text:p>911 HANG UP</text:p>
          </table:table-cell>
          <table:table-cell table:style-name="ce25" office:value-type="float" office:value="8829">
            <text:p>8,829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2" office:value-type="string">
            <text:p>SEE COMPLAINANT</text:p>
          </table:table-cell>
          <table:table-cell table:style-name="ce25" office:value-type="float" office:value="5226">
            <text:p>5,226</text:p>
          </table:table-cell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2" office:value-type="string">
            <text:p>ALARM B AND E</text:p>
          </table:table-cell>
          <table:table-cell table:style-name="ce25" office:value-type="float" office:value="3249">
            <text:p>3,249</text:p>
          </table:table-cell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2" office:value-type="string">
            <text:p>DISTURBANCE</text:p>
          </table:table-cell>
          <table:table-cell table:style-name="ce25" office:value-type="float" office:value="2486">
            <text:p>2,486</text:p>
          </table:table-cell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2" office:value-type="string">
            <text:p>SUSPICIOUS PERSON</text:p>
          </table:table-cell>
          <table:table-cell table:style-name="ce25" office:value-type="float" office:value="2348">
            <text:p>2,348</text:p>
          </table:table-cell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2" office:value-type="string">
            <text:p>AUTO ACCIDENT</text:p>
          </table:table-cell>
          <table:table-cell table:style-name="ce25" office:value-type="float" office:value="2328">
            <text:p>2,328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7" office:value-type="string">
            <text:p>ANIMAL CONTROL CALL</text:p>
          </table:table-cell>
          <table:table-cell table:style-name="ce25" office:value-type="float" office:value="2315">
            <text:p>2,315</text:p>
          </table:table-cell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4" office:value-type="string">
            <text:p>RECKLESS DRIVER</text:p>
          </table:table-cell>
          <table:table-cell table:style-name="ce25" office:value-type="float" office:value="1624">
            <text:p>1,624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7" office:value-type="string">
            <text:p>CHECKING BUILDING</text:p>
          </table:table-cell>
          <table:table-cell table:style-name="ce25" office:value-type="float" office:value="1539">
            <text:p>1,539</text:p>
          </table:table-cell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4" office:value-type="string">
            <text:p>LARCENY</text:p>
          </table:table-cell>
          <table:table-cell table:style-name="ce25" office:value-type="float" office:value="1480">
            <text:p>1,4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